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82f" officeooo:paragraph-rsid="000d482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482f" officeooo:paragraph-rsid="000d482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3909" officeooo:paragraph-rsid="000e3909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d482f" officeooo:paragraph-rsid="000d482f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e3909" officeooo:paragraph-rsid="000e3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.01 Computer System Inventory</text:p>
      <text:p text:style-name="P1"/>
      <text:p text:style-name="P2">Hardware</text:p>
      <text:p text:style-name="P2"/>
      <text:p text:style-name="P4">-Laptop:<text:tab/>Make: Dell | Model: Inspiron || CPU: Celeron Gen 3 2.3ghz</text:p>
      <text:p text:style-name="P4"><text:tab/><text:tab/>RAM: 4gig | Hard Drive: 500gb</text:p>
      <text:p text:style-name="P4">-Desktop: <text:s text:c="7"/>Make: Custom Build | Model: Custom Build | CPU: i3 3.2 over clocked</text:p>
      <text:p text:style-name="P4"><text:tab/><text:tab/>RAM: 8gig | Hard Drive: 1 Teryabyte</text:p>
      <text:p text:style-name="P4">-Other: <text:s text:c="11"/>Make: Google | Model: Nexus 5/7 | Snapdragon 800 2.1 ghz</text:p>
      <text:p text:style-name="P4"><text:tab/><text:tab/>RAM: 2gig/1gig <text:s/>| Hard Drive: 16/8gig </text:p>
      <text:p text:style-name="P4"/>
      <text:p text:style-name="P2">Peripherals</text:p>
      <text:p text:style-name="P2"/>
      <text:p text:style-name="P4">Desktop: Mechanical Keyboard, Touchpad, LED 27inch Monitor, Printer, 2.1 Sounds System, Modem, Raspberry Pi, Pirate Box, Amplifier, Desktop Cart.</text:p>
      <text:p text:style-name="P4"/>
      <text:p text:style-name="P4">Laptop: Mouse</text:p>
      <text:p text:style-name="P4"/>
      <text:p text:style-name="P4">Other: Servers </text:p>
      <text:p text:style-name="P4"/>
      <text:p text:style-name="P2">Software</text:p>
      <text:p text:style-name="P2"/>
      <text:p text:style-name="P5">Operating System: Linux/GNU Mint 17.1, Elementary OS, Android Lollipop 5.0</text:p>
      <text:p text:style-name="P5"/>
      <text:p text:style-name="P5">1. Atom</text:p>
      <text:p text:style-name="P5">2. Chrome</text:p>
      <text:p text:style-name="P5">3. Tox</text:p>
      <text:p text:style-name="P5">4. Gimp</text:p>
      <text:p text:style-name="P5">5. Hangouts</text:p>
      <text:p text:style-name="P5">6. Steam</text:p>
      <text:p text:style-name="P5"/>
      <text:p text:style-name="P3">Network Connections</text:p>
      <text:p text:style-name="P3"/>
      <text:p text:style-name="P5">ISP: Comporium </text:p>
      <text:p text:style-name="P5">Connectivity: Fiber Optics </text:p>
      <text:p text:style-name="P5">Modem Speed: 65mb per second up/down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hnson</meta:initial-creator>
    <meta:creation-date>2014-12-11T11:52:14.585918433</meta:creation-date>
    <dc:date>2014-12-11T12:12:04.429213378</dc:date>
    <dc:creator>David Johnson</dc:creator>
    <meta:editing-duration>PT4M29S</meta:editing-duration>
    <meta:editing-cycles>1</meta:editing-cycles>
    <meta:document-statistic meta:table-count="0" meta:image-count="0" meta:object-count="0" meta:page-count="1" meta:paragraph-count="24" meta:word-count="122" meta:character-count="782" meta:non-whitespace-character-count="655"/>
    <meta:generator>LibreOffice/4.2.7.2$Linux_X86_64 LibreOffice_project/420m0$Build-2</meta:generator>
  </office:meta>
</office:document-meta>
</file>